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403in" style:rel-column-width="4954*"/>
    </style:style>
    <style:style style:name="Table1.B" style:family="table-column">
      <style:table-column-properties style:column-width="2.1861in" style:rel-column-width="3148*"/>
    </style:style>
    <style:style style:name="Table1.C" style:family="table-column">
      <style:table-column-properties style:column-width="1.2986in" style:rel-column-width="187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7d" officeooo:paragraph-rsid="0018557d"/>
    </style:style>
    <style:style style:name="P2" style:family="paragraph" style:parent-style-name="Standard">
      <style:text-properties officeooo:rsid="0018e56a" officeooo:paragraph-rsid="0018e56a"/>
    </style:style>
    <style:style style:name="P3" style:family="paragraph" style:parent-style-name="Standard">
      <style:text-properties officeooo:rsid="001921fc" officeooo:paragraph-rsid="001921fc"/>
    </style:style>
    <style:style style:name="P4" style:family="paragraph" style:parent-style-name="Standard">
      <style:text-properties officeooo:rsid="001ab06d" officeooo:paragraph-rsid="001ab06d"/>
    </style:style>
    <style:style style:name="P5" style:family="paragraph" style:parent-style-name="Standard">
      <style:text-properties officeooo:rsid="001c6476" officeooo:paragraph-rsid="001c6476"/>
    </style:style>
    <style:style style:name="P6" style:family="paragraph" style:parent-style-name="Standard">
      <style:text-properties officeooo:rsid="001ce41e" officeooo:paragraph-rsid="001ce41e"/>
    </style:style>
    <style:style style:name="P7" style:family="paragraph" style:parent-style-name="Standard">
      <style:text-properties officeooo:rsid="001fc08b" officeooo:paragraph-rsid="001fc08b"/>
    </style:style>
    <style:style style:name="P8" style:family="paragraph" style:parent-style-name="Standard">
      <style:text-properties officeooo:rsid="00216987" officeooo:paragraph-rsid="00216987"/>
    </style:style>
    <style:style style:name="P9" style:family="paragraph" style:parent-style-name="Standard">
      <style:text-properties officeooo:rsid="00216987" officeooo:paragraph-rsid="0023fb8e"/>
    </style:style>
    <style:style style:name="P10" style:family="paragraph" style:parent-style-name="Standard">
      <style:text-properties officeooo:rsid="0023fb8e" officeooo:paragraph-rsid="00216987"/>
    </style:style>
    <style:style style:name="P11" style:family="paragraph" style:parent-style-name="Standard">
      <style:text-properties officeooo:rsid="0023fb8e" officeooo:paragraph-rsid="0023fb8e"/>
    </style:style>
    <style:style style:name="P12" style:family="paragraph" style:parent-style-name="Standard">
      <style:text-properties officeooo:rsid="0025d1f5" officeooo:paragraph-rsid="0025d1f5"/>
    </style:style>
    <style:style style:name="P13" style:family="paragraph" style:parent-style-name="Standard">
      <style:text-properties officeooo:rsid="00276aa9" officeooo:paragraph-rsid="00276aa9"/>
    </style:style>
    <style:style style:name="P14" style:family="paragraph" style:parent-style-name="Standard">
      <style:text-properties officeooo:rsid="00285c4d" officeooo:paragraph-rsid="00285c4d"/>
    </style:style>
    <style:style style:name="P15" style:family="paragraph" style:parent-style-name="Standard">
      <style:text-properties officeooo:rsid="002b3f51" officeooo:paragraph-rsid="002b3f51"/>
    </style:style>
    <style:style style:name="P16" style:family="paragraph" style:parent-style-name="Standard">
      <style:text-properties officeooo:rsid="002b3f51" officeooo:paragraph-rsid="002bb192"/>
    </style:style>
    <style:style style:name="P17" style:family="paragraph" style:parent-style-name="Standard">
      <style:text-properties officeooo:paragraph-rsid="002bb192"/>
    </style:style>
    <style:style style:name="P18" style:family="paragraph" style:parent-style-name="Standard">
      <style:text-properties officeooo:rsid="002bd179" officeooo:paragraph-rsid="002bd179"/>
    </style:style>
    <style:style style:name="P19" style:family="paragraph" style:parent-style-name="Text_20_body">
      <style:text-properties officeooo:rsid="001921fc" officeooo:paragraph-rsid="001921fc"/>
    </style:style>
    <style:style style:name="P20" style:family="paragraph" style:parent-style-name="Text_20_body">
      <style:text-properties officeooo:paragraph-rsid="00276aa9"/>
    </style:style>
    <style:style style:name="P21" style:family="paragraph" style:parent-style-name="Text_20_body">
      <style:text-properties officeooo:rsid="00276aa9" officeooo:paragraph-rsid="00276aa9"/>
    </style:style>
    <style:style style:name="P22" style:family="paragraph" style:parent-style-name="Standard">
      <style:paragraph-properties fo:break-before="page"/>
      <style:text-properties officeooo:rsid="0018557d" officeooo:paragraph-rsid="0018557d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P24" style:family="paragraph" style:parent-style-name="Heading_20_3">
      <style:text-properties officeooo:rsid="00285c4d" officeooo:paragraph-rsid="00285c4d"/>
    </style:style>
    <style:style style:name="P25" style:family="paragraph" style:parent-style-name="Standard">
      <style:paragraph-properties style:writing-mode="lr-tb"/>
      <style:text-properties officeooo:paragraph-rsid="002b3f51"/>
    </style:style>
    <style:style style:name="P26" style:family="paragraph" style:parent-style-name="Standard">
      <style:paragraph-properties style:writing-mode="lr-tb"/>
      <style:text-properties officeooo:rsid="002b3f51" officeooo:paragraph-rsid="002b3f51"/>
    </style:style>
    <style:style style:name="P27" style:family="paragraph" style:parent-style-name="Table_20_Contents">
      <style:text-properties officeooo:rsid="002be2bb" officeooo:paragraph-rsid="002be2bb"/>
    </style:style>
    <style:style style:name="P28" style:family="paragraph" style:parent-style-name="Table_20_Contents">
      <style:text-properties officeooo:rsid="002be2bb" officeooo:paragraph-rsid="002c2645"/>
    </style:style>
    <style:style style:name="P29" style:family="paragraph" style:parent-style-name="Table_20_Contents">
      <style:text-properties officeooo:rsid="002c2645" officeooo:paragraph-rsid="002c2645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2ec137" officeooo:paragraph-rsid="002ec137"/>
    </style:style>
    <style:style style:name="P32" style:family="paragraph" style:parent-style-name="Standard">
      <style:text-properties officeooo:rsid="002b3f51" officeooo:paragraph-rsid="00285c4d"/>
    </style:style>
    <style:style style:name="P33" style:family="paragraph" style:parent-style-name="Standard">
      <style:text-properties officeooo:rsid="002bb192" officeooo:paragraph-rsid="002bb192"/>
    </style:style>
    <style:style style:name="P34" style:family="paragraph" style:parent-style-name="Standard">
      <style:text-properties officeooo:rsid="002be2bb" officeooo:paragraph-rsid="002be2bb"/>
    </style:style>
    <style:style style:name="P35" style:family="paragraph" style:parent-style-name="Standard">
      <style:paragraph-properties fo:text-align="center" style:justify-single-word="false"/>
      <style:text-properties officeooo:rsid="002be2bb" officeooo:paragraph-rsid="002b3f51"/>
    </style:style>
    <style:style style:name="P36" style:family="paragraph" style:parent-style-name="Standard">
      <style:text-properties officeooo:paragraph-rsid="0018557d"/>
    </style:style>
    <style:style style:name="P37" style:family="paragraph" style:parent-style-name="Standard">
      <style:paragraph-properties fo:text-align="center" style:justify-single-word="false"/>
      <style:text-properties officeooo:rsid="002ec137" officeooo:paragraph-rsid="002ec137"/>
    </style:style>
    <style:style style:name="P38" style:family="paragraph" style:parent-style-name="Standard">
      <style:text-properties officeooo:rsid="002ec137" officeooo:paragraph-rsid="002ec137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officeooo:rsid="00276aa9"/>
    </style:style>
    <style:style style:name="T4" style:family="text">
      <style:text-properties officeooo:rsid="002b3f51"/>
    </style:style>
    <style:style style:name="T5" style:family="text">
      <style:text-properties officeooo:rsid="002bb192"/>
    </style:style>
    <style:style style:name="T6" style:family="text">
      <style:text-properties officeooo:rsid="002c2645"/>
    </style:style>
    <style:style style:name="T7" style:family="text">
      <style:text-properties officeooo:rsid="002ec1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5"><text:s/><text:span text:style-name="T7">CAPP Testing and Development Requirements </text:span></text:p>
      <text:p text:style-name="P37">CTI One Corporation 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2022-4-21</text:p>
          </table:table-cell>
          <table:table-cell table:style-name="Table2.A1" office:value-type="string">
            <text:p text:style-name="P31">Create this document </text:p>
          </table:table-cell>
          <table:table-cell table:style-name="Table2.C1" office:value-type="string">
            <text:p text:style-name="P31">HL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P30"/>
          </table:table-cell>
        </table:table-row>
      </table:table>
      <text:p text:style-name="P37"/>
      <text:p text:style-name="P37">Table 1. Testing and Development Requirements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Type of Testing </text:p>
          </table:table-cell>
          <table:table-cell table:style-name="Table1.A1" office:value-type="string">
            <text:p text:style-name="P27">Anticipated Result</text:p>
          </table:table-cell>
          <table:table-cell table:style-name="Table1.C1" office:value-type="string">
            <text:p text:style-name="P27">Implementation and Actual Result</text:p>
          </table:table-cell>
        </table:table-row>
        <table:table-row>
          <table:table-cell table:style-name="Table1.A2" office:value-type="string">
            <text:p text:style-name="P27">Type I Testing </text:p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I-1. A to B without obstacle </text:p>
            <text:p text:style-name="P29">code name: AB-no</text:p>
          </table:table-cell>
          <table:table-cell table:style-name="Table1.A2" office:value-type="string">
            <text:p text:style-name="P27">Shortest <text:span text:style-name="T6">straight 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I-2. A to B and B to C without obstacle</text:p>
            <text:p text:style-name="P28"><text:span text:style-name="T6">code name: ABC-no</text:span> </text:p>
          </table:table-cell>
          <table:table-cell table:style-name="Table1.A2" office:value-type="string">
            <text:p text:style-name="P27">Shortest <text:span text:style-name="T6">straight 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I-3 A2B, B2C, …, e.g., A2Z without obstacle </text:p>
            <text:p text:style-name="P29">code name: AZ-no</text:p>
          </table:table-cell>
          <table:table-cell table:style-name="Table1.A2" office:value-type="string">
            <text:p text:style-name="P27">Shortest <text:span text:style-name="T6">straight 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Type II Testing </text:p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II-1. A to B with one obstacle </text:p>
            <text:p text:style-name="P29">code name: AB-o</text:p>
          </table:table-cell>
          <table:table-cell table:style-name="Table1.A2" office:value-type="string">
            <text:p text:style-name="P27">Shortest arch <text:span text:style-name="T6">path 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<text:span text:style-name="T6">I</text:span>I-2. A to B and B to C with <text:span text:style-name="T6">one</text:span> obstacle </text:p>
            <text:p text:style-name="P29">code name: ABC-o</text:p>
          </table:table-cell>
          <table:table-cell table:style-name="Table1.A2" office:value-type="string">
            <text:p text:style-name="P28">Shortest arch <text:span text:style-name="T6">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<text:span text:style-name="T6">I</text:span>I-3 A2B, B2C, …, e.g., A2Z with <text:span text:style-name="T6">one</text:span> obstacle </text:p>
            <text:p text:style-name="P29">code name: AZ-o</text:p>
          </table:table-cell>
          <table:table-cell table:style-name="Table1.A2" office:value-type="string">
            <text:p text:style-name="P28">Shortest arch <text:span text:style-name="T6">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Type III testing </text:p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<text:span text:style-name="T6">I</text:span>II-1. A to B with <text:span text:style-name="T6">multiple</text:span> obstacle<text:span text:style-name="T6">s</text:span> </text:p>
            <text:p text:style-name="P29">code name: AB-mo</text:p>
          </table:table-cell>
          <table:table-cell table:style-name="Table1.A2" office:value-type="string">
            <text:p text:style-name="P27">Shortest arch <text:span text:style-name="T6">path 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<text:span text:style-name="T6">II</text:span>I-2. A to B and B to C with <text:span text:style-name="T6">multiple </text:span>obstacle<text:span text:style-name="T6">s</text:span></text:p>
            <text:p text:style-name="P28"><text:span text:style-name="T6">code name: AC-mo</text:span> </text:p>
          </table:table-cell>
          <table:table-cell table:style-name="Table1.A2" office:value-type="string">
            <text:p text:style-name="P28">Shortest arch <text:span text:style-name="T6">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<text:span text:style-name="T6">II</text:span>I-3 A2B, B2C, …, e.g., A2Z with <text:span text:style-name="T6">multiple</text:span> obstacle<text:span text:style-name="T6">s:</text:span></text:p>
            <text:p text:style-name="P29">code name: AZ-mo</text:p>
          </table:table-cell>
          <table:table-cell table:style-name="Table1.A2" office:value-type="string">
            <text:p text:style-name="P28">Shortest arch <text:span text:style-name="T6">pa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4"/>
      <text:p text:style-name="P38">(EN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LI</meta:initial-creator>
    <meta:creation-date>2022-04-01T10:22:34.731552915</meta:creation-date>
    <dc:date>2022-04-21T11:45:22.774696238</dc:date>
    <dc:creator>Harry LI</dc:creator>
    <meta:editing-duration>PT5H25M41S</meta:editing-duration>
    <meta:editing-cycles>19</meta:editing-cycles>
    <meta:generator>LibreOffice/6.0.7.3$Linux_X86_64 LibreOffice_project/00m0$Build-3</meta:generator>
    <meta:document-statistic meta:table-count="2" meta:image-count="0" meta:object-count="0" meta:page-count="1" meta:paragraph-count="40" meta:word-count="170" meta:character-count="952" meta:non-whitespace-character-count="802"/>
  </office:meta>
</office:document-meta>
</file>